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120.37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rint Backlog 1 – Ruzzle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print Task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ing Effort</text:p>
          </table:table-cell>
        </table:table-row>
        <table:table-row table:style-name="ro2">
          <table:table-cell office:value-type="string" calcext:value-type="string">
            <text:p>Configurazione e Bootrap del proget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eazione Progetto</text:p>
          </table:table-cell>
          <table:table-cell office:value-type="string" calcext:value-type="string">
            <text:p>Mirisola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igurazione sbt e git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igurazione dipendenze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cerca ed inserimento nel progetto del dizionario (WordNet) e dipendenze</text:p>
          </table:table-cell>
          <table:table-cell office:value-type="string" calcext:value-type="string">
            <text:p>Brigh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figurazione standard per lo sviluppo (Agile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elta dei principali criteri legati al processo di sviluppo e standard</text:p>
          </table:table-cell>
          <table:table-cell office:value-type="string" calcext:value-type="string">
            <text:p>Tut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reazione e Utilizzo del board del gi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 modello in Prolog</text:p>
          </table:table-cell>
          <table:table-cell office:value-type="string" calcext:value-type="string">
            <text:p>Brighi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’interfacciamento Scala Prolog e gestione dipendenze</text:p>
          </table:table-cell>
          <table:table-cell office:value-type="string" calcext:value-type="string">
            <text:p>Brigh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e relative classi in Scala</text:p>
          </table:table-cell>
          <table:table-cell office:value-type="string" calcext:value-type="string">
            <text:p>Brigh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 generatore per elementi del board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string" calcext:value-type="string">
            <text:p>Creazione dell’interfaccia gra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udio della libreria e del tool grafico di costruzion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 prototipo grafico</text:p>
          </table:table-cell>
          <table:table-cell office:value-type="string" calcext:value-type="string">
            <text:p>Mirisol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erfacciamento con Scala e definizione dei principali metodi</text:p>
          </table:table-cell>
          <table:table-cell office:value-type="string" calcext:value-type="string">
            <text:p>Mirisola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15:03:25.05499367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35:21.576083971</meta:creation-date>
    <dc:date>2019-02-11T15:11:52.416364488</dc:date>
    <meta:editing-duration>PT1H13M8S</meta:editing-duration>
    <meta:editing-cycles>7</meta:editing-cycles>
    <meta:generator>LibreOffice/5.1.6.2$Linux_X86_64 LibreOffice_project/10m0$Build-2</meta:generator>
    <meta:document-statistic meta:table-count="1" meta:cell-count="46" meta:object-count="0"/>
  </office:meta>
</office:document-meta>
</file>